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top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_20__28_var_29_"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Fine_20_Dashed_20__28_var_29_"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6.35cm" svg:height="4.445cm" svg:x="13.065cm" svg:y="5.14cm">
          <text:p text:style-name="P1">Web1</text:p>
          <text:p text:style-name="P1">Test</text:p>
          <draw:enhanced-geometry svg:viewBox="0 0 21600 21600" draw:path-stretchpoint-x="10800" draw:path-stretchpoint-y="10800" draw:text-areas="?f3 ?f4 ?f5 ?f6" draw:type="round-rectangle" draw:modifiers="1481.3156053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4.445cm" svg:height="2.54cm" svg:x="21.32cm" svg:y="4.175cm">
          <text:p text:style-name="P1">Epic</text:p>
          <text:p text:style-name="P1">Test</text:p>
          <draw:enhanced-geometry svg:viewBox="0 0 21600 21600" draw:path-stretchpoint-x="10800" draw:path-stretchpoint-y="10800" draw:text-areas="?f3 ?f4 ?f5 ?f6" draw:type="round-rectangle" draw:modifiers="1481.3156053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35cm" svg:height="4.445cm" svg:x="1cm" svg:y="5.14cm">
          <text:p text:style-name="P1">Forecast</text:p>
          <text:p text:style-name="P1">Validator</text:p>
          <draw:enhanced-geometry svg:viewBox="0 0 21600 21600" draw:path-stretchpoint-x="10800" draw:path-stretchpoint-y="10800" draw:text-areas="?f3 ?f4 ?f5 ?f6" draw:type="round-rectangle" draw:modifiers="1481.3156053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3.81cm" svg:height="1.905cm" svg:x="2.27cm" svg:y="7.045cm">
          <text:p text:style-name="P1">TCH</text:p>
          <text:p text:style-name="P1">Forecaster</text:p>
          <draw:enhanced-geometry svg:viewBox="0 0 21600 21600" draw:path-stretchpoint-x="10800" draw:path-stretchpoint-y="10800" draw:text-areas="?f3 ?f4 ?f5 ?f6" draw:type="round-rectangle" draw:modifiers="1481.3156053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3.81cm" svg:height="1.905cm" svg:x="14.335cm" svg:y="7.045cm">
          <text:p text:style-name="P1">TCH</text:p>
          <text:p text:style-name="P1">Forecaster</text:p>
          <draw:enhanced-geometry svg:viewBox="0 0 21600 21600" draw:path-stretchpoint-x="10800" draw:path-stretchpoint-y="10800" draw:text-areas="?f3 ?f4 ?f5 ?f6" draw:type="round-rectangle" draw:modifiers="1481.3156053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6.35cm" svg:height="4.445cm" svg:x="13.065cm" svg:y="12.125cm">
          <text:p text:style-name="P1">Web1</text:p>
          <text:p text:style-name="P1">Production</text:p>
          <draw:enhanced-geometry svg:viewBox="0 0 21600 21600" draw:path-stretchpoint-x="10800" draw:path-stretchpoint-y="10800" draw:text-areas="?f3 ?f4 ?f5 ?f6" draw:type="round-rectangle" draw:modifiers="1481.3156053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81cm" svg:height="1.905cm" svg:x="14.335cm" svg:y="14.03cm">
          <text:p text:style-name="P1">TCH</text:p>
          <text:p text:style-name="P1">Forecaster</text:p>
          <draw:enhanced-geometry svg:viewBox="0 0 21600 21600" draw:path-stretchpoint-x="10800" draw:path-stretchpoint-y="10800" draw:text-areas="?f3 ?f4 ?f5 ?f6" draw:type="round-rectangle" draw:modifiers="1481.3156053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4.445cm" svg:height="2.54cm" svg:x="21.32cm" svg:y="11.16cm">
          <text:p text:style-name="P1">Epic</text:p>
          <text:p text:style-name="P1">Production</text:p>
          <draw:enhanced-geometry svg:viewBox="0 0 21600 21600" draw:path-stretchpoint-x="10800" draw:path-stretchpoint-y="10800" draw:text-areas="?f3 ?f4 ?f5 ?f6" draw:type="round-rectangle" draw:modifiers="1481.3156053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6.08cm" svg:y1="7.997cm" svg:x2="14.335cm" svg:y2="7.997cm" draw:start-shape="id1" draw:start-glue-point="1" draw:end-shape="id2" svg:d="m6080 7997h8255">
          <text:p/>
        </draw:connector>
        <draw:connector draw:style-name="gr4" draw:text-style-name="P1" draw:layer="layout" draw:type="curve" svg:x1="16.24cm" svg:y1="9.585cm" svg:x2="16.24cm" svg:y2="12.125cm" draw:start-shape="id3" draw:end-shape="id4" draw:end-glue-point="0" svg:d="m16240 9585v2540">
          <text:p/>
        </draw:connector>
        <draw:custom-shape draw:style-name="gr3" draw:text-style-name="P1" xml:id="id6" draw:id="id6" draw:layer="layout" svg:width="2.54cm" svg:height="1.905cm" svg:x="18.145cm" svg:y="7.045cm">
          <text:p text:style-name="P1">Epic</text:p>
          <text:p text:style-name="P1">Access</text:p>
          <draw:enhanced-geometry svg:viewBox="0 0 21600 21600" draw:path-stretchpoint-x="10800" draw:path-stretchpoint-y="10800" draw:text-areas="?f3 ?f4 ?f5 ?f6" draw:type="round-rectangle" draw:modifiers="1481.3156053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8" draw:id="id8" draw:layer="layout" svg:width="2.54cm" svg:height="1.905cm" svg:x="18.145cm" svg:y="14.03cm">
          <text:p text:style-name="P1">Epic</text:p>
          <text:p text:style-name="P1">Access</text:p>
          <draw:enhanced-geometry svg:viewBox="0 0 21600 21600" draw:path-stretchpoint-x="10800" draw:path-stretchpoint-y="10800" draw:text-areas="?f3 ?f4 ?f5 ?f6" draw:type="round-rectangle" draw:modifiers="1481.3156053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23.542cm" svg:y1="6.715cm" svg:x2="20.685cm" svg:y2="7.997cm" draw:start-shape="id5" draw:start-glue-point="2" draw:end-shape="id6" draw:end-glue-point="1" svg:d="m23542 6715c0 855-952 1282-2857 1282">
          <text:p/>
        </draw:connector>
        <draw:connector draw:style-name="gr5" draw:text-style-name="P1" draw:layer="layout" draw:type="curve" svg:x1="23.542cm" svg:y1="13.7cm" svg:x2="20.685cm" svg:y2="14.982cm" draw:start-shape="id7" draw:start-glue-point="2" draw:end-shape="id8" draw:end-glue-point="1" svg:d="m23542 13700c0 855-952 1282-2857 1282">
          <text:p/>
        </draw:connector>
        <draw:frame draw:style-name="gr6" draw:text-style-name="P2" draw:layer="layout" svg:width="22.223cm" svg:height="1.195cm" svg:x="1.035cm" svg:y="1.135cm">
          <draw:text-box>
            <text:p><text:span text:style-name="T1">Current Forecast Testing Process and Deployment Layout</text:span></text:p>
          </draw:text-box>
        </draw:frame>
      </draw:page>
      <draw:page draw:name="page2" draw:style-name="dp1" draw:master-page-name="Default">
        <draw:custom-shape draw:style-name="gr1" draw:text-style-name="P3" xml:id="id11" draw:id="id11" draw:layer="layout" svg:width="6.35cm" svg:height="5.715cm" svg:x="13.065cm" svg:y="3.675cm">
          <text:p text:style-name="P1"><text:span text:style-name="T2">Web1</text:span></text:p>
          <text:p text:style-name="P1"><text:span text:style-name="T2">Test</text:span></text:p>
          <draw:enhanced-geometry svg:viewBox="0 0 21600 21600" draw:path-stretchpoint-x="10800" draw:path-stretchpoint-y="10800" draw:text-areas="?f3 ?f4 ?f5 ?f6" draw:type="round-rectangle" draw:modifiers="619.7340797760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4.445cm" svg:height="2.54cm" svg:x="21.32cm" svg:y="3.205cm">
          <text:p text:style-name="P1"><text:span text:style-name="T2">Epic</text:span></text:p>
          <text:p text:style-name="P1"><text:span text:style-name="T2">Test</text:span></text:p>
          <draw:enhanced-geometry svg:viewBox="0 0 21600 21600" draw:path-stretchpoint-x="10800" draw:path-stretchpoint-y="10800" draw:text-areas="?f3 ?f4 ?f5 ?f6" draw:type="round-rectangle" draw:modifiers="1481.3156053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6.35cm" svg:height="4.445cm" svg:x="1cm" svg:y="3.84cm">
          <text:p text:style-name="P1"><text:span text:style-name="T2">Forecast</text:span></text:p>
          <text:p text:style-name="P1"><text:span text:style-name="T2">Validator</text:span></text:p>
          <draw:enhanced-geometry svg:viewBox="0 0 21600 21600" draw:path-stretchpoint-x="10800" draw:path-stretchpoint-y="10800" draw:text-areas="?f3 ?f4 ?f5 ?f6" draw:type="round-rectangle" draw:modifiers="995.9514170040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9" draw:id="id9" draw:layer="layout" svg:width="3.81cm" svg:height="1.905cm" svg:x="2.27cm" svg:y="5.745cm">
          <text:p text:style-name="P1"><text:span text:style-name="T2">TCH</text:span></text:p>
          <text:p text:style-name="P1"><text:span text:style-name="T2">Forecaster</text:span></text:p>
          <draw:enhanced-geometry svg:viewBox="0 0 21600 21600" draw:path-stretchpoint-x="10800" draw:path-stretchpoint-y="10800" draw:text-areas="?f3 ?f4 ?f5 ?f6" draw:type="round-rectangle" draw:modifiers="1481.3156053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0" draw:id="id10" draw:layer="layout" svg:width="3.81cm" svg:height="1.905cm" svg:x="14.335cm" svg:y="5.775cm">
          <text:p text:style-name="P1"><text:span text:style-name="T2">TCH</text:span></text:p>
          <text:p text:style-name="P1"><text:span text:style-name="T2">Forecaster</text:span></text:p>
          <draw:enhanced-geometry svg:viewBox="0 0 21600 21600" draw:path-stretchpoint-x="10800" draw:path-stretchpoint-y="10800" draw:text-areas="?f3 ?f4 ?f5 ?f6" draw:type="round-rectangle" draw:modifiers="1481.3156053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2" draw:id="id12" draw:layer="layout" svg:width="6.35cm" svg:height="6.02cm" svg:x="13.065cm" svg:y="10.625cm">
          <text:p text:style-name="P1"><text:span text:style-name="T2">Web1</text:span></text:p>
          <text:p text:style-name="P1"><text:span text:style-name="T2">Production</text:span></text:p>
          <draw:enhanced-geometry svg:viewBox="0 0 21600 21600" draw:path-stretchpoint-x="10800" draw:path-stretchpoint-y="10800" draw:text-areas="?f3 ?f4 ?f5 ?f6" draw:type="round-rectangle" draw:modifiers="692.376681614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1" draw:id="id21" draw:layer="layout" svg:width="3.81cm" svg:height="1.905cm" svg:x="13.835cm" svg:y="12.76cm">
          <text:p text:style-name="P1"><text:span text:style-name="T2">TCH</text:span></text:p>
          <text:p text:style-name="P1"><text:span text:style-name="T2">Forecaster</text:span></text:p>
          <draw:enhanced-geometry svg:viewBox="0 0 21600 21600" draw:path-stretchpoint-x="10800" draw:path-stretchpoint-y="10800" draw:text-areas="?f3 ?f4 ?f5 ?f6" draw:type="round-rectangle" draw:modifiers="1481.3156053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5" draw:id="id15" draw:layer="layout" svg:width="4.445cm" svg:height="2.54cm" svg:x="20.82cm" svg:y="9.89cm">
          <text:p text:style-name="P1"><text:span text:style-name="T2">Epic</text:span></text:p>
          <text:p text:style-name="P1"><text:span text:style-name="T2">Production</text:span></text:p>
          <draw:enhanced-geometry svg:viewBox="0 0 21600 21600" draw:path-stretchpoint-x="10800" draw:path-stretchpoint-y="10800" draw:text-areas="?f3 ?f4 ?f5 ?f6" draw:type="round-rectangle" draw:modifiers="1481.3156053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6.08cm" svg:y1="6.697cm" svg:x2="14.335cm" svg:y2="6.727cm" draw:start-shape="id9" draw:start-glue-point="1" draw:end-shape="id10" svg:d="m6080 6697c6192 0 2065 30 8255 30">
          <text:p/>
        </draw:connector>
        <draw:connector draw:style-name="gr4" draw:text-style-name="P1" draw:layer="layout" draw:type="curve" svg:x1="16.24cm" svg:y1="9.39cm" svg:x2="16.24cm" svg:y2="10.625cm" draw:start-shape="id11" draw:end-shape="id12" draw:end-glue-point="0" svg:d="m16240 9390v1235">
          <text:p/>
        </draw:connector>
        <draw:custom-shape draw:style-name="gr3" draw:text-style-name="P3" xml:id="id14" draw:id="id14" draw:layer="layout" svg:width="2.54cm" svg:height="1.905cm" svg:x="18.145cm" svg:y="5.775cm">
          <text:p text:style-name="P1"><text:span text:style-name="T2">Epic</text:span></text:p>
          <text:p text:style-name="P1"><text:span text:style-name="T2">Access</text:span></text:p>
          <draw:enhanced-geometry svg:viewBox="0 0 21600 21600" draw:path-stretchpoint-x="10800" draw:path-stretchpoint-y="10800" draw:text-areas="?f3 ?f4 ?f5 ?f6" draw:type="round-rectangle" draw:modifiers="1481.3156053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6" draw:id="id16" draw:layer="layout" svg:width="2.54cm" svg:height="1.905cm" svg:x="17.645cm" svg:y="12.76cm">
          <text:p text:style-name="P1"><text:span text:style-name="T2">Epic</text:span></text:p>
          <text:p text:style-name="P1"><text:span text:style-name="T2">Access</text:span></text:p>
          <draw:enhanced-geometry svg:viewBox="0 0 21600 21600" draw:path-stretchpoint-x="10800" draw:path-stretchpoint-y="10800" draw:text-areas="?f3 ?f4 ?f5 ?f6" draw:type="round-rectangle" draw:modifiers="1481.3156053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23.542cm" svg:y1="5.745cm" svg:x2="20.685cm" svg:y2="6.727cm" draw:start-shape="id13" draw:start-glue-point="2" draw:end-shape="id14" draw:end-glue-point="1" svg:d="m23542 5745c0 655-952 982-2857 982">
          <text:p/>
        </draw:connector>
        <draw:connector draw:style-name="gr5" draw:text-style-name="P1" draw:layer="layout" draw:type="curve" svg:x1="23.042cm" svg:y1="12.43cm" svg:x2="20.185cm" svg:y2="13.712cm" draw:start-shape="id15" draw:start-glue-point="2" draw:end-shape="id16" draw:end-glue-point="1" svg:d="m23042 12430c0 855-952 1282-2857 1282">
          <text:p/>
        </draw:connector>
        <draw:frame draw:style-name="gr6" draw:text-style-name="P2" draw:layer="layout" svg:width="21.846cm" svg:height="1.195cm" svg:x="1.035cm" svg:y="1.135cm">
          <draw:text-box>
            <text:p><text:span text:style-name="T1">Future Forecast Testing Process and Deployment Layout</text:span></text:p>
          </draw:text-box>
        </draw:frame>
        <draw:custom-shape draw:style-name="gr1" draw:text-style-name="P3" xml:id="id17" draw:id="id17" draw:layer="layout" svg:width="6.35cm" svg:height="2.54cm" svg:x="1cm" svg:y="12.43cm">
          <text:p text:style-name="P1"><text:span text:style-name="T2">Forecast</text:span></text:p>
          <text:p text:style-name="P1"><text:span text:style-name="T2">Tester</text:span></text:p>
          <draw:enhanced-geometry svg:viewBox="0 0 21600 21600" draw:path-stretchpoint-x="10800" draw:path-stretchpoint-y="10800" draw:text-areas="?f3 ?f4 ?f5 ?f6" draw:type="round-rectangle" draw:modifiers="1481.3156053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9" draw:id="id19" draw:layer="layout" svg:width="2.54cm" svg:height="1.905cm" svg:x="12.453cm" svg:y="7.326cm">
          <text:p text:style-name="P1"><text:span text:style-name="T2">Tester</text:span></text:p>
          <text:p text:style-name="P1"><text:span text:style-name="T2">Access</text:span></text:p>
          <draw:enhanced-geometry svg:viewBox="0 0 21600 21600" draw:path-stretchpoint-x="10800" draw:path-stretchpoint-y="10800" draw:text-areas="?f3 ?f4 ?f5 ?f6" draw:type="round-rectangle" draw:modifiers="1481.3156053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0" draw:id="id20" draw:layer="layout" svg:width="2.54cm" svg:height="1.905cm" svg:x="11.93cm" svg:y="14.335cm">
          <text:p text:style-name="P1"><text:span text:style-name="T2">Tester</text:span></text:p>
          <text:p text:style-name="P1"><text:span text:style-name="T2">Access</text:span></text:p>
          <draw:enhanced-geometry svg:viewBox="0 0 21600 21600" draw:path-stretchpoint-x="10800" draw:path-stretchpoint-y="10800" draw:text-areas="?f3 ?f4 ?f5 ?f6" draw:type="round-rectangle" draw:modifiers="1481.3156053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8" draw:id="id18" draw:layer="layout" svg:width="2.54cm" svg:height="1.905cm" svg:x="5.445cm" svg:y="7.32cm">
          <text:p text:style-name="P1"><text:span text:style-name="T2">Tester</text:span></text:p>
          <text:p text:style-name="P1"><text:span text:style-name="T2">Access</text:span></text:p>
          <draw:enhanced-geometry svg:viewBox="0 0 21600 21600" draw:path-stretchpoint-x="10800" draw:path-stretchpoint-y="10800" draw:text-areas="?f3 ?f4 ?f5 ?f6" draw:type="round-rectangle" draw:modifiers="1481.3156053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7.35cm" svg:y1="13.7cm" svg:x2="6.715cm" svg:y2="9.225cm" draw:start-shape="id17" draw:start-glue-point="1" draw:end-shape="id18" draw:end-glue-point="2" svg:d="m7350 13700c751 0 626-1436 280-1954s-915-117-915-2521">
          <text:p/>
        </draw:connector>
        <draw:connector draw:style-name="gr5" draw:text-style-name="P1" draw:layer="layout" draw:type="curve" svg:x1="7.35cm" svg:y1="13.7cm" svg:x2="12.453cm" svg:y2="8.278cm" draw:start-shape="id17" draw:start-glue-point="1" draw:end-shape="id19" draw:end-glue-point="3" svg:d="m7350 13700c3828 0 1277-5422 5103-5422">
          <text:p/>
        </draw:connector>
        <draw:connector draw:style-name="gr5" draw:text-style-name="P1" draw:layer="layout" draw:type="curve" svg:x1="7.35cm" svg:y1="13.7cm" svg:x2="11.93cm" svg:y2="15.287cm" draw:start-shape="id17" draw:start-glue-point="1" draw:end-shape="id20" draw:end-glue-point="3" svg:d="m7350 13700c3435 0 1145 1587 4580 1587">
          <text:p/>
        </draw:connector>
        <draw:custom-shape draw:style-name="gr7" draw:text-style-name="P1" draw:layer="layout" svg:width="15.78cm" svg:height="17.685cm" svg:x="10.96cm" svg:y="2.905cm">
          <text:p/>
          <draw:enhanced-geometry svg:viewBox="0 0 21600 21600" draw:path-stretchpoint-x="10800" draw:path-stretchpoint-y="10800" draw:text-areas="?f3 ?f4 ?f5 ?f6" draw:type="round-rectangle" draw:modifiers="411.9891008174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6.08cm" svg:y1="6.697cm" svg:x2="13.835cm" svg:y2="13.712cm" draw:start-shape="id9" draw:start-glue-point="1" draw:end-shape="id21" svg:d="m6080 6697c5817 0 1940 7015 7755 7015">
          <text:p/>
        </draw:connector>
        <draw:custom-shape draw:style-name="gr1" draw:text-style-name="P3" xml:id="id22" draw:id="id22" draw:layer="layout" svg:width="3.175cm" svg:height="1.905cm" svg:x="13.565cm" svg:y="18.485cm">
          <text:p text:style-name="P1"><text:span text:style-name="T2">Forecast</text:span></text:p>
          <text:p text:style-name="P1"><text:span text:style-name="T2">Tester</text:span></text:p>
          <draw:enhanced-geometry svg:viewBox="0 0 21600 21600" draw:path-stretchpoint-x="10800" draw:path-stretchpoint-y="10800" draw:text-areas="?f3 ?f4 ?f5 ?f6" draw:type="round-rectangle" draw:modifiers="1481.3156053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4.175cm" svg:y1="14.97cm" svg:x2="13.565cm" svg:y2="19.437cm" draw:start-shape="id17" draw:start-glue-point="2" draw:end-shape="id22" draw:end-glue-point="3" svg:d="m4175 14970c0 2978 3130 4467 9390 44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Nathan Bunker</meta:initial-creator>
    <meta:creation-date>2012-05-07T06:16:18.52</meta:creation-date>
    <dc:date>2012-05-08T09:27:50.32</dc:date>
    <dc:creator>Nathan Bunker</dc:creator>
    <meta:editing-duration>PT1H36M3S</meta:editing-duration>
    <meta:editing-cycles>3</meta:editing-cycles>
    <meta:generator>OpenOffice.org/3.3$Win32 OpenOffice.org_project/330m20$Build-9567</meta:generator>
    <meta:document-statistic meta:object-count="41"/>
  </office:meta>
</office:document-meta>
</file>